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1" svg:font-family="'Liberation Serif'" style:font-family-generic="roman"/>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14de8a" officeooo:paragraph-rsid="0014de8a"/>
    </style:style>
    <style:style style:name="P2" style:family="paragraph" style:parent-style-name="Standard">
      <style:text-properties fo:language="fr" fo:country="FR" officeooo:rsid="0014de8a" officeooo:paragraph-rsid="0015d540"/>
    </style:style>
    <style:style style:name="P3" style:family="paragraph" style:parent-style-name="Standard">
      <style:text-properties fo:language="fr" fo:country="FR" officeooo:rsid="0015d540" officeooo:paragraph-rsid="0015d540"/>
    </style:style>
    <style:style style:name="P4" style:family="paragraph" style:parent-style-name="Standard">
      <style:text-properties fo:language="fr" fo:country="FR" fo:font-weight="bold" officeooo:rsid="0015d540" officeooo:paragraph-rsid="0015d540" style:font-weight-asian="bold" style:font-weight-complex="bold"/>
    </style:style>
    <style:style style:name="P5" style:family="paragraph" style:parent-style-name="Standard">
      <style:text-properties fo:language="fr" fo:country="FR" fo:font-weight="bold" officeooo:rsid="0019dfa1" officeooo:paragraph-rsid="0019dfa1" style:font-weight-asian="bold" style:font-weight-complex="bold"/>
    </style:style>
    <style:style style:name="P6" style:family="paragraph" style:parent-style-name="Standard">
      <style:text-properties fo:language="fr" fo:country="FR" fo:font-weight="bold" officeooo:rsid="0014de8a" officeooo:paragraph-rsid="0014de8a" style:font-weight-asian="bold" style:font-weight-complex="bold"/>
    </style:style>
    <style:style style:name="P7" style:family="paragraph" style:parent-style-name="Standard">
      <style:text-properties fo:language="fr" fo:country="FR" fo:font-weight="bold" officeooo:rsid="001ed28d" officeooo:paragraph-rsid="001ed28d" style:font-weight-asian="bold" style:font-weight-complex="bold"/>
    </style:style>
    <style:style style:name="P8" style:family="paragraph" style:parent-style-name="Standard">
      <style:text-properties fo:language="fr" fo:country="FR" fo:font-weight="bold" officeooo:rsid="001ef6f6" officeooo:paragraph-rsid="001ef6f6" style:font-weight-asian="bold" style:font-weight-complex="bold"/>
    </style:style>
    <style:style style:name="P9" style:family="paragraph" style:parent-style-name="Standard">
      <style:text-properties fo:language="fr" fo:country="FR" fo:font-weight="bold" officeooo:rsid="002675c0" officeooo:paragraph-rsid="002675c0" style:font-weight-asian="bold" style:font-weight-complex="bold"/>
    </style:style>
    <style:style style:name="P10" style:family="paragraph" style:parent-style-name="Standard">
      <style:text-properties fo:language="fr" fo:country="FR" fo:font-weight="bold" officeooo:rsid="0028de07" officeooo:paragraph-rsid="0028de07" style:font-weight-asian="bold" style:font-weight-complex="bold"/>
    </style:style>
    <style:style style:name="P11" style:family="paragraph" style:parent-style-name="Standard">
      <style:text-properties fo:language="fr" fo:country="FR" fo:font-weight="bold" officeooo:rsid="00294b1d" officeooo:paragraph-rsid="00294b1d" style:font-weight-asian="bold" style:font-weight-complex="bold"/>
    </style:style>
    <style:style style:name="P12" style:family="paragraph" style:parent-style-name="Standard">
      <style:text-properties fo:language="fr" fo:country="FR" officeooo:rsid="00172b35" officeooo:paragraph-rsid="00172b35"/>
    </style:style>
    <style:style style:name="P13" style:family="paragraph" style:parent-style-name="Standard">
      <style:text-properties fo:language="fr" fo:country="FR" fo:font-weight="normal" officeooo:rsid="0019dfa1" officeooo:paragraph-rsid="0019dfa1" style:font-weight-asian="normal" style:font-weight-complex="normal"/>
    </style:style>
    <style:style style:name="P14" style:family="paragraph" style:parent-style-name="Standard">
      <style:text-properties fo:language="fr" fo:country="FR" fo:font-weight="normal" officeooo:rsid="001bc052" officeooo:paragraph-rsid="001bc052" style:font-weight-asian="normal" style:font-weight-complex="normal"/>
    </style:style>
    <style:style style:name="P15" style:family="paragraph" style:parent-style-name="Standard">
      <style:text-properties fo:language="fr" fo:country="FR" fo:font-weight="normal" officeooo:rsid="001caf5d" officeooo:paragraph-rsid="001caf5d" style:font-weight-asian="normal" style:font-weight-complex="normal"/>
    </style:style>
    <style:style style:name="P16" style:family="paragraph" style:parent-style-name="Standard">
      <style:text-properties fo:language="fr" fo:country="FR" fo:font-weight="normal" officeooo:rsid="001db171" officeooo:paragraph-rsid="001db171" style:font-weight-asian="normal" style:font-weight-complex="normal"/>
    </style:style>
    <style:style style:name="P17" style:family="paragraph" style:parent-style-name="Standard">
      <style:text-properties fo:language="fr" fo:country="FR" fo:font-weight="normal" officeooo:rsid="001ed28d" officeooo:paragraph-rsid="001ed28d" style:font-weight-asian="normal" style:font-weight-complex="normal"/>
    </style:style>
    <style:style style:name="P18" style:family="paragraph" style:parent-style-name="Standard">
      <style:text-properties fo:language="fr" fo:country="FR" fo:font-weight="normal" officeooo:rsid="001ed28d" officeooo:paragraph-rsid="001ef6f6" style:font-weight-asian="normal" style:font-weight-complex="normal"/>
    </style:style>
    <style:style style:name="P19" style:family="paragraph" style:parent-style-name="Standard">
      <style:text-properties fo:language="fr" fo:country="FR" fo:font-weight="normal" officeooo:rsid="001ed28d" officeooo:paragraph-rsid="0020d566" style:font-weight-asian="normal" style:font-weight-complex="normal"/>
    </style:style>
    <style:style style:name="P20" style:family="paragraph" style:parent-style-name="Standard">
      <style:text-properties fo:language="fr" fo:country="FR" fo:font-weight="normal" officeooo:rsid="001ef6f6" officeooo:paragraph-rsid="001ef6f6" style:font-weight-asian="normal" style:font-weight-complex="normal"/>
    </style:style>
    <style:style style:name="P21" style:family="paragraph" style:parent-style-name="Standard">
      <style:text-properties fo:language="fr" fo:country="FR" fo:font-weight="normal" officeooo:rsid="0020d566" officeooo:paragraph-rsid="0027746e" style:font-weight-asian="normal" style:font-weight-complex="normal"/>
    </style:style>
    <style:style style:name="P22" style:family="paragraph" style:parent-style-name="Standard">
      <style:text-properties fo:language="fr" fo:country="FR" fo:font-weight="normal" officeooo:rsid="002494a8" officeooo:paragraph-rsid="002494a8" style:font-weight-asian="normal" style:font-weight-complex="normal"/>
    </style:style>
    <style:style style:name="P23" style:family="paragraph" style:parent-style-name="Standard">
      <style:text-properties fo:language="fr" fo:country="FR" fo:font-weight="normal" officeooo:rsid="00256a40" officeooo:paragraph-rsid="00256a40" style:font-weight-asian="normal" style:font-weight-complex="normal"/>
    </style:style>
    <style:style style:name="P24" style:family="paragraph" style:parent-style-name="Standard">
      <style:text-properties fo:language="fr" fo:country="FR" fo:font-weight="normal" officeooo:rsid="002675c0" officeooo:paragraph-rsid="002675c0" style:font-weight-asian="normal" style:font-weight-complex="normal"/>
    </style:style>
    <style:style style:name="P25" style:family="paragraph" style:parent-style-name="Standard">
      <style:text-properties fo:language="fr" fo:country="FR" fo:font-weight="normal" officeooo:rsid="0027746e" officeooo:paragraph-rsid="0027746e" style:font-weight-asian="normal" style:font-weight-complex="normal"/>
    </style:style>
    <style:style style:name="P26" style:family="paragraph" style:parent-style-name="Standard">
      <style:text-properties fo:language="fr" fo:country="FR" fo:font-weight="normal" officeooo:rsid="0028de07" officeooo:paragraph-rsid="0028de07" style:font-weight-asian="normal" style:font-weight-complex="normal"/>
    </style:style>
    <style:style style:name="P27" style:family="paragraph" style:parent-style-name="Standard">
      <style:text-properties fo:language="fr" fo:country="FR" fo:font-weight="normal" officeooo:rsid="00294b1d" officeooo:paragraph-rsid="00294b1d" style:font-weight-asian="normal" style:font-weight-complex="normal"/>
    </style:style>
    <style:style style:name="P28" style:family="paragraph" style:parent-style-name="Standard">
      <style:text-properties fo:language="fr" fo:country="FR" fo:font-weight="normal" officeooo:rsid="002a6f60" officeooo:paragraph-rsid="002a6f60" style:font-weight-asian="normal" style:font-weight-complex="normal"/>
    </style:style>
    <style:style style:name="P29" style:family="paragraph" style:parent-style-name="Standard">
      <style:text-properties fo:language="fr" fo:country="FR" fo:font-weight="normal" officeooo:rsid="002d5abb" officeooo:paragraph-rsid="002d5abb" style:font-weight-asian="normal" style:font-weight-complex="normal"/>
    </style:style>
    <style:style style:name="P30" style:family="paragraph" style:parent-style-name="Standard">
      <style:text-properties fo:language="fr" fo:country="FR" fo:font-weight="normal" officeooo:rsid="002d5abb" officeooo:paragraph-rsid="00326137" style:font-weight-asian="normal" style:font-weight-complex="normal"/>
    </style:style>
    <style:style style:name="P31" style:family="paragraph" style:parent-style-name="Standard">
      <style:text-properties fo:language="fr" fo:country="FR" fo:font-weight="normal" officeooo:rsid="002e2a4b" officeooo:paragraph-rsid="002e2a4b" style:font-weight-asian="normal" style:font-weight-complex="normal"/>
    </style:style>
    <style:style style:name="P32" style:family="paragraph" style:parent-style-name="Standard">
      <style:text-properties fo:language="fr" fo:country="FR" fo:font-weight="normal" officeooo:rsid="002c551f" officeooo:paragraph-rsid="002c551f" style:font-weight-asian="normal" style:font-weight-complex="normal"/>
    </style:style>
    <style:style style:name="P33" style:family="paragraph" style:parent-style-name="Standard">
      <style:text-properties fo:language="fr" fo:country="FR" officeooo:rsid="002c551f" officeooo:paragraph-rsid="002c551f"/>
    </style:style>
    <style:style style:name="P34" style:family="paragraph" style:parent-style-name="Standard">
      <style:text-properties fo:color="#1c1c1c" style:text-outline="false" style:font-name="Helvetica" fo:font-size="14pt" fo:letter-spacing="normal" fo:language="fr" fo:country="FR" fo:font-weight="normal" officeooo:rsid="001ed28d" officeooo:paragraph-rsid="001ed28d" style:letter-kerning="false" style:font-size-asian="14pt" style:font-weight-asian="normal" style:font-weight-complex="normal"/>
    </style:style>
    <style:style style:name="P35" style:family="paragraph" style:parent-style-name="Standard">
      <style:text-properties officeooo:paragraph-rsid="00326137"/>
    </style:style>
    <style:style style:name="P36" style:family="paragraph" style:parent-style-name="Standard">
      <style:text-properties style:font-name="Liberation Serif" fo:language="fr" fo:country="FR" officeooo:rsid="002c551f" officeooo:paragraph-rsid="002c551f" style:font-name-asian="Droid Sans Fallback" style:font-name-complex="FreeSans"/>
    </style:style>
    <style:style style:name="P37" style:family="paragraph" style:parent-style-name="Standard">
      <style:text-properties style:font-name="Liberation Serif" fo:language="fr" fo:country="FR" fo:font-weight="normal" officeooo:rsid="002c551f" officeooo:paragraph-rsid="002c551f" style:font-name-asian="Droid Sans Fallback" style:font-weight-asian="normal" style:font-name-complex="FreeSans" style:font-weight-complex="normal"/>
    </style:style>
    <style:style style:name="P38" style:family="paragraph" style:parent-style-name="Standard">
      <style:paragraph-properties fo:text-align="start" style:justify-single-word="false"/>
      <style:text-properties style:text-underline-style="none" fo:font-weight="normal" officeooo:rsid="005abeee" officeooo:paragraph-rsid="003493f5"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5c33bb" officeooo:paragraph-rsid="003493f5"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5f4381" officeooo:paragraph-rsid="003493f5"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5f8c8d" officeooo:paragraph-rsid="003493f5" style:font-weight-asian="normal" style:font-weight-complex="normal"/>
    </style:style>
    <style:style style:name="P42" style:family="paragraph" style:parent-style-name="Standard">
      <style:text-properties fo:language="fr" fo:country="FR" fo:font-weight="normal" officeooo:rsid="001ed28d" officeooo:paragraph-rsid="001ed28d" style:font-weight-asian="normal" style:font-weight-complex="normal"/>
    </style:style>
    <style:style style:name="P43" style:family="paragraph" style:parent-style-name="Standard">
      <style:paragraph-properties fo:text-align="start" style:justify-single-word="false"/>
      <style:text-properties fo:language="fr" fo:country="FR" fo:font-weight="normal" officeooo:rsid="005f8c8d" officeooo:paragraph-rsid="003493f5" style:font-weight-asian="normal" style:font-weight-complex="normal"/>
    </style:style>
    <style:style style:name="P44" style:family="paragraph" style:parent-style-name="Standard">
      <style:text-properties fo:language="fr" fo:country="FR" fo:font-weight="normal" officeooo:rsid="001db171" officeooo:paragraph-rsid="001db171" style:font-weight-asian="normal" style:font-weight-complex="normal"/>
    </style:style>
    <style:style style:name="P45" style:family="paragraph" style:parent-style-name="Standard">
      <style:text-properties fo:language="fr" fo:country="FR" fo:font-weight="normal" officeooo:rsid="001db171" officeooo:paragraph-rsid="00365ae9" style:font-weight-asian="normal" style:font-weight-complex="normal"/>
    </style:style>
    <style:style style:name="P46" style:family="paragraph" style:parent-style-name="Standard">
      <style:text-properties fo:language="fr" fo:country="FR" fo:font-weight="bold" officeooo:rsid="002e2a4b" officeooo:paragraph-rsid="002e2a4b" style:font-weight-asian="bold" style:font-weight-complex="bold"/>
    </style:style>
    <style:style style:name="P47" style:family="paragraph" style:parent-style-name="Standard">
      <style:text-properties fo:language="fr" fo:country="FR" fo:font-weight="bold" officeooo:rsid="003493f5" officeooo:paragraph-rsid="003493f5" style:font-weight-asian="bold" style:font-weight-complex="bold"/>
    </style:style>
    <style:style style:name="P48" style:family="paragraph" style:parent-style-name="Standard">
      <style:text-properties fo:language="fr" fo:country="FR" fo:font-weight="bold" officeooo:rsid="00369a94" officeooo:paragraph-rsid="00369a94" style:font-weight-asian="bold" style:font-weight-complex="bold"/>
    </style:style>
    <style:style style:name="P49" style:family="paragraph" style:parent-style-name="Standard">
      <style:text-properties style:font-name="Verdana" fo:font-size="10pt" fo:language="fr" fo:country="FR" fo:font-weight="normal" officeooo:rsid="001ed28d" officeooo:paragraph-rsid="001ed28d" style:font-weight-asian="normal" style:font-weight-complex="normal"/>
    </style:style>
    <style:style style:name="T1" style:family="text">
      <style:text-properties officeooo:rsid="0015d540"/>
    </style:style>
    <style:style style:name="T2" style:family="text">
      <style:text-properties officeooo:rsid="000fc51e"/>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5d540" style:font-weight-asian="bold" style:font-weight-complex="bold"/>
    </style:style>
    <style:style style:name="T6" style:family="text">
      <style:text-properties fo:font-weight="bold" officeooo:rsid="00365ae9" style:font-weight-asian="bold" style:font-weight-complex="bold"/>
    </style:style>
    <style:style style:name="T7" style:family="text">
      <style:text-properties officeooo:rsid="001caf5d"/>
    </style:style>
    <style:style style:name="T8" style:family="text">
      <style:text-properties officeooo:rsid="001db171"/>
    </style:style>
    <style:style style:name="T9" style:family="text">
      <style:text-properties officeooo:rsid="001ed28d"/>
    </style:style>
    <style:style style:name="T10" style:family="text">
      <style:text-properties officeooo:rsid="001ef6f6"/>
    </style:style>
    <style:style style:name="T11" style:family="text">
      <style:text-properties officeooo:rsid="002494a8"/>
    </style:style>
    <style:style style:name="T12" style:family="text">
      <style:text-properties officeooo:rsid="0027746e"/>
    </style:style>
    <style:style style:name="T13" style:family="text">
      <style:text-properties style:font-name="Liberation Serif1" style:font-name-asian="Liberation Serif1" style:font-name-complex="Liberation Serif1"/>
    </style:style>
    <style:style style:name="T14" style:family="text">
      <style:text-properties style:font-name="Liberation Serif" style:font-name-asian="Droid Sans Fallback" style:font-name-complex="FreeSans"/>
    </style:style>
    <style:style style:name="T15" style:family="text">
      <style:text-properties fo:language="fr" fo:country="FR" fo:font-weight="normal" officeooo:rsid="001ed28d" style:font-weight-asian="normal" style:font-weight-complex="normal"/>
    </style:style>
    <style:style style:name="T16" style:family="text">
      <style:text-properties fo:language="fr" fo:country="FR" fo:font-weight="normal" officeooo:rsid="002c8113" style:font-weight-asian="normal" style:font-weight-complex="normal"/>
    </style:style>
    <style:style style:name="T17" style:family="text">
      <style:text-properties fo:color="#1c1c1c" style:text-outline="false" style:font-name="Helvetica" fo:font-size="12pt" fo:letter-spacing="normal" style:letter-kerning="false" style:font-size-asian="12pt" style:font-size-complex="12pt"/>
    </style:style>
    <style:style style:name="T18" style:family="text">
      <style:text-properties fo:color="#1c1c1c" style:text-outline="false" style:font-name="Helvetica" fo:font-size="12pt" fo:letter-spacing="normal" officeooo:rsid="002c8113" style:letter-kerning="false" style:font-size-asian="12pt" style:font-size-complex="12pt"/>
    </style:style>
    <style:style style:name="T19" style:family="text">
      <style:text-properties fo:color="#092f9d" style:text-outline="false" style:font-name="Helvetica" fo:font-size="12pt" fo:letter-spacing="normal" style:letter-kerning="false" style:font-size-asian="12pt" style:font-size-complex="12pt"/>
    </style:style>
    <style:style style:name="T20" style:family="text">
      <style:text-properties officeooo:rsid="0031071a"/>
    </style:style>
    <style:style style:name="T21" style:family="text">
      <style:text-properties officeooo:rsid="00326137"/>
    </style:style>
    <style:style style:name="T22" style:family="text">
      <style:text-properties officeooo:rsid="00331eb6"/>
    </style:style>
    <style:style style:name="T23" style:family="text">
      <style:text-properties officeooo:rsid="005b0d8b"/>
    </style:style>
    <style:style style:name="T24" style:family="text">
      <style:text-properties officeooo:rsid="005c33bb"/>
    </style:style>
    <style:style style:name="T25" style:family="text">
      <style:text-properties style:text-underline-style="none"/>
    </style:style>
    <style:style style:name="T26" style:family="text">
      <style:text-properties officeooo:rsid="00365ae9"/>
    </style:style>
    <style:style style:name="T27" style:family="text">
      <style:text-properties style:font-name="Verdana" fo:font-size="10pt"/>
    </style:style>
    <style:style style:name="T28" style:family="text">
      <style:text-properties style:font-name="Verdana" fo:font-size="10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s internet Examen 2014-2015</text:p>
      <text:p text:style-name="P1"/>
      <text:p text:style-name="P6">Exercice 1:</text:p>
      <text:p text:style-name="P1">1_</text:p>
      <text:p text:style-name="P12"/>
      <text:p text:style-name="P4">En mode persistant :</text:p>
      <text:p text:style-name="P3">(<text:span text:style-name="T4">Rappel :</text:span><text:span text:style-name="T2">Plusieurs objet de la page web peuvent être envoyé dans une même connexion tcp entre client et serveur : 1 * rtt par objet)</text:span></text:p>
      <text:p text:style-name="P33">Lotfi : c'est plutot (<text:span text:style-name="T13">∑</text:span><text:span text:style-name="T14">i de 1 à m de RTTi)+ ts car les on n'a pas forcement le meme RTT pour tous les fichiers</text:span></text:p>
      <text:p text:style-name="P3"/>
      <text:p text:style-name="P4">En mode non persistant :</text:p>
      <text:p text:style-name="P2">(<text:span text:style-name="T5">Rappel</text:span><text:span text:style-name="T1"> :Un seul objet est envoyé par connexion tcp, l'envoie de plusieurs objet demande plusieurs connexion : 2* rtt par objet.) </text:span></text:p>
      <text:p text:style-name="P33">Lotfi : c'est plutot (<text:span text:style-name="T13">∑</text:span><text:span text:style-name="T14">i de 1 à m de RTTi + ts) car les on n'a pas forcement le meme RTT pour tous les fichiers</text:span></text:p>
      <text:p text:style-name="P36"/>
      <text:p text:style-name="P5">En mode non persistant avec k connexion parallèle :</text:p>
      <text:p text:style-name="P32">(<text:span text:style-name="T13">∑</text:span><text:span text:style-name="T14">i de 1 à m de RTTi + ts)/k</text:span></text:p>
      <text:p text:style-name="P37"/>
      <text:p text:style-name="P13">2_</text:p>
      <text:p text:style-name="P13">Si l'adresse ip du serveur n'est pas dans le cache, le temps de connexion aura en plus un temps pour déterminé le protocole et pour la demande au DNS pour l'ip du serveur et ensuite fera la connexion au serveur.</text:p>
      <text:p text:style-name="P13">Non, car une fois une première conne<text:span text:style-name="T20">xion</text:span>, l'ip est dans le cache <text:span text:style-name="T20">(elle peut être parcontre périmée mas pas en un si court délai) </text:span>et donc le temps de connexion sera délesté de la partie de la demande au près du DNS.</text:p>
      <text:p text:style-name="P13"/>
      <text:p text:style-name="P5">Exercice 2 :</text:p>
      <text:p text:style-name="P5"/>
      <text:p text:style-name="P13">1_ </text:p>
      <text:p text:style-name="P14">Domain name system est un service permettant de récupérer à partir d'un nom de domaine, une adresse ip. En effet pour au mieux aider les communications, un mécanisme a été mis en place pour associer à une adresse ip, un nom de domaine.</text:p>
      <text:p text:style-name="P14"/>
      <text:p text:style-name="P14">2_ Oui, <text:span text:style-name="T7">plusieurs adresse ip peuvent être associé à un même nom.</text:span></text:p>
      <text:p text:style-name="P14">3_ <text:span text:style-name="T7">Oui, plusieurs nom peuvent être associé à une adresse ip.</text:span></text:p>
      <text:p text:style-name="P15">4_ </text:p>
      <text:p text:style-name="P15">Un serveur dns racine est un serveur qui répond aux <text:span text:style-name="T8">requêtes</text:span> qui c<text:span text:style-name="T8">oncerne les </text:span>nom de domaine de <text:span text:style-name="T8">premiers</text:span> niveau (top level domain).</text:p>
      <text:p text:style-name="P16">Ensuite ces derniers sont redirigé vers les top level domain serveur concerné (l<text:span text:style-name="T7">es top level domain est un domaine de premier niveau, c'est le dernier label du nom de domaine (.org, .com, etc.)</text:span>).</text:p>
      <text:p text:style-name="P16"/>
      <text:p text:style-name="P16"/>
      <text:p text:style-name="P16"/>
      <text:p text:style-name="P16"/>
      <text:p text:style-name="P16"/>
      <text:p text:style-name="P16"/>
      <text:p text:style-name="P16"/>
      <text:p text:style-name="P16"/>
      <text:p text:style-name="P16"/>
      <text:p text:style-name="P16"/>
      <text:p text:style-name="P48"><text:soft-page-break/>Authoritative name Serveur :</text:p>
      <text:p text:style-name="P16"><text:span text:style-name="T27">Dans l'arbre de nommage, une zone est associée à chaque noeud qui correspond, lui, à un domaine. Le serveur de nom dans lequel est stocké la base de données de la zone est dit "</text:span><text:span text:style-name="T28">faisant autorité sur la zone</text:span><text:span text:style-name="T27">". Il est aussi appelé </text:span><text:span text:style-name="T28">serveur autoritaire</text:span><text:span text:style-name="T27">. Compte tenu de l'importance de la base de données de zone, il y a en général plusieurs serveurs autoritaires pour chaque zone (voir aussi le cas des serveurs root). </text:span></text:p>
      <text:p text:style-name="P16"/>
      <text:p text:style-name="P16"/>
      <text:p text:style-name="P16">5_ </text:p>
      <text:p text:style-name="P47">Jawad – Copié-Collé de ce que j'ai mis dans la correction 2011</text:p>
      <text:p text:style-name="P45"><text:span text:style-name="T9">Demande</text:span> itératif :</text:p>
      <text:p text:style-name="P38">DNS (Domain Name System) permet de traduire un nom de domaine <text:span text:style-name="T23">en adresse(s) IP.</text:span></text:p>
      <text:p text:style-name="P39">Par exemple www.UnBigMacPourSandrine.com <text:s text:c="2"/>---&gt; DNS ---&gt; 33.35.185.172</text:p>
      <text:p text:style-name="P40">Exemple :</text:p>
      <text:p text:style-name="P40">Si un client veut récupérer l'adresse ci-dessus, il procède de la façon suivante.</text:p>
      <text:p text:style-name="P41">1 - Il contacte un des serveurs root de DNS afin de trouver le .com DNS serveur.</text:p>
      <text:p text:style-name="P41">2 – Le client contacte le .com DNS serveur afin de trouver le DNS serveur</text:p>
      <text:p text:style-name="P41"><text:s text:c="6"/>de l'adresse « <text:span text:style-name="T24">UnBigMacPourSandrine.com »</text:span></text:p>
      <text:p text:style-name="P41">3 – Le client contacte le DNS serveur de « <text:span text:style-name="T24">UnBigMacPourSandrine.com » </text:span>qui lui renvoi l'IP</text:p>
      <text:p text:style-name="P43"><text:span text:style-name="T25"><text:s text:c="6"/>de cette adresse.</text:span></text:p>
      <text:p text:style-name="P43"><text:span text:style-name="T25"/></text:p>
      <text:p text:style-name="P46">Reponse lotfi :</text:p>
      <text:p text:style-name="P31">- Requête itérative : le serveur contacté répond avec un nom de serveur à contacter (je ne le connais pas, demande à lui)<text:tab/></text:p>
      <text:p text:style-name="P31">- Requête récursive : demande à un autre serveur jusqu'à obtenir la réponse ou jusqu'à recevoir un fail de la requête</text:p>
      <text:p text:style-name="P17"/>
      <text:p text:style-name="P49"><text:span text:style-name="T6">M</text:span><text:span text:style-name="T4">ode récursif</text:span> : le clien<text:span text:style-name="T26">t</text:span> envoie une requête au serveur DNS ; ce dernier renvoie une réponse complète au client qui est soit la correspondance recherchée soit un message d'erreur. Le serveur doit au besoin interroger d'autres serveurs de noms si le nom de domaine concerné par la requête n'est pas dans son cache et se trouve dans une zone pour laquelle il n'est pas autoritaire.</text:p>
      <text:p text:style-name="P49"><text:span text:style-name="T6">M</text:span><text:span text:style-name="T4">ode itératif</text:span> : le client envoie une requête au serveur DNS ; ce dernier renvoie soit la réponse complète soit une réponse partielle. Le client va alors lancer une autre requête vers le serveur spécifié dans la réponse précédente. Ce processus est répété autant de fois que nécessaire, permettant en principe au client d'avancer à chaque requête d'un niveau dans l'arborescence qui mène vers le nom de domaine recherché. </text:p>
      <text:p text:style-name="P17"/>
      <text:p text:style-name="P17">6_</text:p>
      <text:p text:style-name="P34">Le protocole DNS a été conçu avec un souci minimum de la sécurité.</text:p>
      <text:p text:style-name="P35"><text:span text:style-name="T15">Il est un élément important concernant la sécurité car il peut être exploitable par usurpation d'identité,</text:span><text:span text:style-name="T16">déni de service(rendant l'acces au site web impossible via son adresse) ou </text:span><text:span text:style-name="T15"><text:s/></text:span><text:span text:style-name="T16">empoisonnement du cache DNS.</text:span><text:span text:style-name="T15"> </text:span></text:p>
      <text:p text:style-name="P35"><text:span text:style-name="T17">Une des plus importantes </text:span><text:span text:style-name="T18">attaque</text:span><text:span text:style-name="T17"> fut celle menée contre les serveurs de </text:span><text:span text:style-name="T19">AT&amp;T</text:span><text:span text:style-name="T17">. L'attaque empoisonnant le cache des serveurs DNS de AT&amp;T a permis au pirate informatique de rediriger toutes les requêtes à Google vers un site d'</text:span><text:span text:style-name="T19">hameçonnage13</text:span><text:span text:style-name="T17">.</text:span></text:p>
      <text:p text:style-name="P17"/>
      <text:p text:style-name="P17"/>
      <text:p text:style-name="P7">Exercice  3 :</text:p>
      <text:p text:style-name="P17"/>
      <text:p text:style-name="P17">1_ </text:p>
      <text:p text:style-name="P18">Un proxy joue le rôle d'intermédiaire entre deux hôtes. </text:p>
      <text:p text:style-name="P18"><text:span text:style-name="T10">Il peut servir </text:span>de hôte intermédiaire <text:span text:style-name="T10">entre le client et internet, il est souvent utilisé pour le web afin d’accéder à certaine adresse ip, ou d’échappé à certaine contrainte du réseau, on peut garder un </text:span><text:soft-page-break/><text:span text:style-name="T10">certain anonymat. </text:span></text:p>
      <text:p text:style-name="P18"/>
      <text:p text:style-name="P30">LOTF<text:span text:style-name="T22">O</text:span> :</text:p>
      <text:p text:style-name="P30"><text:span text:style-name="T21">L</text:span>e navigateur envoie ses requêtes HTTP au cache, si l'objet y est le cache renvoie l'objet sinon le cache demande l'objet au serveur d'origine et retourne l'objet au client</text:p>
      <text:p text:style-name="P29"><text:tab/><text:tab/></text:p>
      <text:p text:style-name="P29">Le cache agit aussi bien comme serveur (pour les requêtes du client) que client (pour le serveur d'origine). Il est typiquement installé par les ISPs</text:p>
      <text:p text:style-name="P29"/>
      <text:p text:style-name="P29">Avantages :</text:p>
      <text:p text:style-name="P29"><text:tab/>- Réduit le temps de réponse des requêtes</text:p>
      <text:p text:style-name="P29"><text:tab/>- Réduit le trafic concernant l'accès à un lien</text:p>
      <text:p text:style-name="P29"><text:tab/>- Internet est dense avec les caches (permet aux fournisseurs de contenu "pauvres" de délivrer leur contenu, et le partage P2P fait de même)</text:p>
      <text:p text:style-name="P18"/>
      <text:p text:style-name="P8">Exercice 4 :</text:p>
      <text:p text:style-name="P18"/>
      <text:p text:style-name="P18">?????</text:p>
      <text:p text:style-name="P20">1_ La cryptographie :</text:p>
      <text:p text:style-name="P19"/>
      <text:p text:style-name="P19">?????</text:p>
      <text:p text:style-name="P21">2_ <text:span text:style-name="T12">Authenticité et intégrité :</text:span> </text:p>
      <text:p text:style-name="P21">Pour valider l'authentification du message. Le mécanisme <text:span text:style-name="T11">de authentification ap5.0 pourrait permettre de gérer ça.</text:span></text:p>
      <text:p text:style-name="P22"/>
      <text:p text:style-name="P22">??????</text:p>
      <text:p text:style-name="P23">3_ Les clés symétriques sont beaucoup plus facile à utiliser (au niveau des ressource comme en pratique) l'envoyeur et le receveur ont la même clé et doivent utiliser cette clé pour crypter et décrypter leur message.</text:p>
      <text:p text:style-name="P17"/>
      <text:p text:style-name="P9">Exercice 5 :</text:p>
      <text:p text:style-name="P9"/>
      <text:p text:style-name="P24">Le modèle client-Serveur décrit la communication entre un logiciel client et un logiciel serveur à travers le réseaux.</text:p>
      <text:p text:style-name="P24">Le client se connecte au serveur et lui envoies des requête auquel le serveur <text:span text:style-name="T12">qui attends ces derniers</text:span> va <text:span text:style-name="T12">y </text:span>répondre.</text:p>
      <text:p text:style-name="P24"/>
      <text:p text:style-name="P24">Le modèle pair à pair décrit lui <text:span text:style-name="T12">un modèle de réseau informatique auquel le client peut devenir serveur.</text:span></text:p>
      <text:p text:style-name="P24"/>
      <text:p text:style-name="P25">Avec des communication des Socket la notion de pair à pair a un sens, nous pouvons créé une architecture centralisé <text:s/>avec plusieurs clients pouvant communiquer avec un serveur qui devra obtenir et recense les informations des divers clients, si un client souhaite un objet d'un autre client, il obtient auprès du serveur l'information nécessaire pour lancé une communication avec le client concerné.</text:p>
      <text:p text:style-name="P28">La faiblesse de ce système réside cependant dans l'utilisation de ce serveur.</text:p>
      <text:p text:style-name="P26"/>
      <text:p text:style-name="P26"/>
      <text:p text:style-name="P26"/>
      <text:p text:style-name="P26"/>
      <text:p text:style-name="P10">Filtre Bloom :</text:p>
      <text:p text:style-name="P26">Le filtre de Bloom est une structure qui permet de savoir si un élément est inclus dans un Set, en <text:soft-page-break/>temps constant. </text:p>
      <text:p text:style-name="P26">un ensemble E de n éléments </text:p>
      <text:p text:style-name="P26">k fonctions de hachage hi de E sur {1,m} </text:p>
      <text:p text:style-name="P26">un vecteur de m bits (le filtre) </text:p>
      <text:p text:style-name="P26">tester si x appartient à E si <text:s/></text:p>
      <text:p text:style-name="P26">•si le bit hi(x)=0 pour un i non </text:p>
      <text:p text:style-name="P26">•si le bit hi(x)=1 pour tout i oui (mais peut être faux-positif) </text:p>
      <text:p text:style-name="P26">On diminue les faux positifs en utilisant </text:p>
      <text:p text:style-name="P26">plusieurs fonctions de hachage </text:p>
      <text:p text:style-name="P26">•Pour m et n donnés, le k optimal est m/n ln 2 et la probabilité de faux-positifs est (1/2)k</text:p>
      <text:p text:style-name="P10"/>
      <text:p text:style-name="P11">DHT :</text:p>
      <text:p text:style-name="P27">Des nœuds et des données </text:p>
      <text:p text:style-name="P27">•Un espace de clés (exemple: clés de 160 bits) </text:p>
      <text:p text:style-name="P27">•Un répartition des clés (qui possède les clés?) </text:p>
      <text:p text:style-name="P27">•Un "overlay" de connexion entre les nœuds qui permet de savoir quel nœud possède quelle clé. </text:p>
      <text:p text:style-name="P28">Ce mécanisme offre une sorte de annuaire ou chacun morceau de cette annuaire est dispersé à travers le réseaux p2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Liberation Serif1" svg:font-family="'Liberation Serif'" style:font-family-generic="roman"/>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5:45:39.519744171</meta:creation-date>
    <dc:date>2015-12-13T20:58:51.139377718</dc:date>
    <meta:editing-duration>PT5H5M54S</meta:editing-duration>
    <meta:editing-cycles>17</meta:editing-cycles>
    <meta:generator>LibreOffice/4.2.8.2$Linux_X86_64 LibreOffice_project/420m0$Build-2</meta:generator>
    <meta:document-statistic meta:table-count="0" meta:image-count="0" meta:object-count="0" meta:page-count="4" meta:paragraph-count="88" meta:word-count="1304" meta:character-count="7394" meta:non-whitespace-character-count="6128"/>
  </office:meta>
</office:document-meta>
</file>